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6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_20__28_var_29_" svg:stroke-color="#00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color="#00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1cm" fo:min-width="2.042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end"/>
    </style:style>
    <style:style style:name="T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65cm" svg:height="13.335cm" svg:x="1.84cm" svg:y="20.955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8.254cm" svg:height="10.159cm" svg:x="18.315cm" svg:y="20.955cm" svg:viewBox="0 0 8255 10160" draw:points="0,10160 0,0 8255,0 8255,10160">
          <text:p/>
        </draw:polygon>
        <draw:custom-shape draw:style-name="gr1" draw:text-style-name="P1" draw:layer="layout" svg:width="16.575cm" svg:height="3.175cm" svg:x="1.84cm" svg:y="35.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765cm" svg:height="14.625cm" svg:x="1.84cm" svg:y="4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5.442cm" svg:y1="6.555cm" svg:x2="15.442cm" svg:y2="12.253cm" draw:start-shape="id1" draw:start-glue-point="2" draw:end-shape="id2" draw:end-glue-point="0" svg:d="m15442 6555v5698" svg:viewBox="0 0 1 5699">
          <text:p/>
        </draw:connector>
        <draw:connector draw:style-name="gr3" draw:text-style-name="P1" draw:layer="layout" draw:type="lines" svg:x1="15.442cm" svg:y1="6.555cm" svg:x2="18.202cm" svg:y2="8.255cm" draw:start-shape="id1" draw:start-glue-point="2" draw:end-shape="id3" draw:end-glue-point="0" svg:d="m15442 6555v501l2760 697v502" svg:viewBox="0 0 2761 1701">
          <text:p/>
        </draw:connector>
        <draw:connector draw:style-name="gr3" draw:text-style-name="P1" draw:layer="layout" draw:type="lines" svg:x1="9.947cm" svg:y1="10.16cm" svg:x2="15.442cm" svg:y2="12.253cm" draw:start-shape="id4" draw:start-glue-point="2" draw:end-shape="id2" draw:end-glue-point="0" svg:d="m9947 10160v501l5495 1090v502" svg:viewBox="0 0 5496 2094">
          <text:p/>
        </draw:connector>
        <draw:connector draw:style-name="gr3" draw:text-style-name="P1" draw:layer="layout" draw:type="lines" svg:x1="9.947cm" svg:y1="10.16cm" svg:x2="4.582cm" svg:y2="12.253cm" draw:start-shape="id4" draw:start-glue-point="2" draw:end-shape="id5" draw:end-glue-point="0" svg:d="m9947 10160v501l-5365 1090v502" svg:viewBox="0 0 5366 2094">
          <text:p/>
        </draw:connector>
        <draw:connector draw:style-name="gr3" draw:text-style-name="P1" draw:layer="layout" draw:type="lines" svg:x1="18.202cm" svg:y1="10.16cm" svg:x2="15.442cm" svg:y2="12.253cm" draw:start-shape="id3" draw:start-glue-point="2" draw:end-shape="id2" draw:end-glue-point="0" svg:d="m18202 10160v501l-2760 1090v502" svg:viewBox="0 0 2761 2094">
          <text:p/>
        </draw:connector>
        <draw:connector draw:style-name="gr3" draw:text-style-name="P1" draw:layer="layout" draw:type="lines" svg:x1="18.202cm" svg:y1="10.16cm" svg:x2="4.582cm" svg:y2="12.253cm" draw:start-shape="id3" draw:start-glue-point="2" draw:end-shape="id5" draw:end-glue-point="0" svg:d="m18202 10160v501l-13620 1090v502" svg:viewBox="0 0 13621 2094">
          <text:p/>
        </draw:connector>
        <draw:custom-shape draw:style-name="gr4" draw:text-style-name="P2" xml:id="id15" draw:id="id15" draw:layer="layout" svg:width="3.8cm" svg:height="1.117cm" svg:x="22.21cm" svg:y="8.095cm">
          <text:p text:style-name="P1"><text:span text:style-name="T1">FCL - </text:span><text:span text:style-name="T2">Flexible Collision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8" draw:id="id18" draw:layer="layout" svg:width="3.81cm" svg:height="1.117cm" svg:x="22.205cm" svg:y="14.198cm">
          <text:p text:style-name="P1"><text:span text:style-name="T1">OMPL </text:span></text:p>
          <text:p text:style-name="P1"><text:span text:style-name="T2">Open Motion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6" draw:id="id16" draw:layer="layout" svg:width="3.85cm" svg:height="1.117cm" svg:x="22.185cm" svg:y="6.703cm">
          <text:p text:style-name="P1"><text:span text:style-name="T1">Octomap – </text:span><text:span text:style-name="T2">3D Occupancy 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6.079cm" svg:height="1.306cm" svg:x="1.176cm" svg:y="2.867cm">
          <draw:text-box>
            <text:p><text:span text:style-name="T3"/></text:p>
            <text:p><text:span text:style-name="T4">Package: moveit_core</text:span></text:p>
          </draw:text-box>
        </draw:frame>
        <draw:frame draw:style-name="gr5" draw:layer="layout" svg:width="7.984cm" svg:height="1.306cm" svg:x="1.176cm" svg:y="19.51cm">
          <draw:text-box>
            <text:p><text:span text:style-name="T3"/></text:p>
            <text:p><text:span text:style-name="T4">Package: moveit_ros</text:span></text:p>
          </draw:text-box>
        </draw:frame>
        <draw:custom-shape draw:style-name="gr6" draw:text-style-name="P3" xml:id="id7" draw:id="id7" draw:layer="layout" svg:width="4.655cm" svg:height="1.905cm" svg:x="7.607cm" svg:y="21.39cm">
          <text:p text:style-name="P1"><text:span text:style-name="T5">Planning Pipeline</text:span></text:p>
          <text:p text:style-name="P1"><text:span text:style-name="T6">Instantiate a plan. interface plug-in &amp; sequence of plan. request adapt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4.655cm" svg:height="1.905cm" svg:x="13.115cm" svg:y="21.39cm">
          <text:p text:style-name="P1"><text:span text:style-name="T5">Planning Scene Monitor</text:span></text:p>
          <text:p text:style-name="P1"><text:span text:style-name="T6">Maintains a planning scene <text:s/>given sensor inpu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655cm" svg:height="1.905cm" svg:x="20.334cm" svg:y="22.225cm">
          <text:p text:style-name="P1"><text:span text:style-name="T5">Setup Assistant</text:span></text:p>
          <text:p text:style-name="P1"><text:span text:style-name="T6">Setup tools and GUI for MoveI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0" draw:id="id10" draw:layer="layout" svg:width="4.655cm" svg:height="1.905cm" svg:x="2.54cm" svg:y="27.94cm">
          <text:p text:style-name="P1"><text:span text:style-name="T5">Warehouse</text:span></text:p>
          <text:p text:style-name="P1"><text:span text:style-name="T6">Stores planning scenes, requests, and respons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1" draw:id="id11" draw:layer="layout" svg:width="4.655cm" svg:height="1.905cm" svg:x="2.54cm" svg:y="24.765cm">
          <text:p text:style-name="P1"><text:span text:style-name="T5">Benchmarks</text:span></text:p>
          <text:p text:style-name="P1"><text:span text:style-name="T6">Algorithm testing su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18.8cm" svg:y1="17.318cm" svg:x2="9.934cm" svg:y2="21.39cm" draw:start-shape="id6" draw:start-glue-point="2" draw:end-shape="id7" draw:end-glue-point="0" svg:d="m18800 17318v501l-8866 3069v502" svg:viewBox="0 0 8867 4073">
          <text:p/>
        </draw:connector>
        <draw:connector draw:style-name="gr3" draw:text-style-name="P1" draw:layer="layout" draw:type="lines" svg:x1="12.791cm" svg:y1="17.58cm" svg:x2="9.934cm" svg:y2="21.39cm" draw:start-shape="id8" draw:start-glue-point="2" draw:end-shape="id7" draw:end-glue-point="0" svg:d="m12791 17580v501l-2857 2807v502" svg:viewBox="0 0 2858 3811">
          <text:p/>
        </draw:connector>
        <draw:connector draw:style-name="gr3" draw:text-style-name="P1" draw:layer="layout" draw:type="lines" svg:x1="15.442cm" svg:y1="14.158cm" svg:x2="15.442cm" svg:y2="21.39cm" draw:start-shape="id2" draw:start-glue-point="2" draw:end-shape="id9" svg:d="m15442 14158v501 6229 502" svg:viewBox="0 0 1 7233">
          <text:p/>
        </draw:connector>
        <draw:connector draw:style-name="gr3" draw:text-style-name="P1" draw:layer="layout" draw:type="lines" svg:x1="4.867cm" svg:y1="27.94cm" svg:x2="4.867cm" svg:y2="26.67cm" draw:start-shape="id10" draw:end-shape="id11" svg:d="m4867 27940v-502-267-501" svg:viewBox="0 0 1 1271">
          <text:p/>
        </draw:connector>
        <draw:frame draw:style-name="gr5" draw:text-style-name="P4" draw:layer="layout" svg:width="13.335cm" svg:height="1.941cm" svg:x="0.735cm" svg:y="0.725cm">
          <draw:text-box>
            <text:p><text:span text:style-name="T7">MoveIt – A Planning Framework</text:span></text:p>
            <text:p><text:span text:style-name="T8">API Overview</text:span></text:p>
          </draw:text-box>
        </draw:frame>
        <draw:connector draw:style-name="gr3" draw:text-style-name="P1" draw:layer="layout" draw:type="lines" svg:x1="18.775cm" svg:y1="5.602cm" svg:x2="17.77cm" svg:y2="5.602cm" draw:start-shape="id12" draw:start-glue-point="3" draw:end-shape="id1" svg:d="m18775 5602h-502-2-501" svg:viewBox="0 0 1006 1">
          <text:p/>
        </draw:connector>
        <draw:custom-shape draw:style-name="gr6" draw:text-style-name="P3" xml:id="id12" draw:id="id12" draw:layer="layout" svg:width="4.655cm" svg:height="1.905cm" svg:x="18.775cm" svg:y="4.65cm">
          <text:p text:style-name="P1"><text:span text:style-name="T5">Geometric Shapes</text:span></text:p>
          <text:p text:style-name="P1"><text:span text:style-name="T6">Representation of geometric primitives 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" draw:id="id2" draw:layer="layout" svg:width="4.655cm" svg:height="1.905cm" svg:x="13.115cm" svg:y="12.253cm">
          <text:p text:style-name="P1"><text:span text:style-name="T5">Planning Scene</text:span></text:p>
          <text:p text:style-name="P1"><text:span text:style-name="T6">Maintains representation of env. (geometry, state) for a planing instan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4.655cm" svg:height="1.905cm" svg:x="7.62cm" svg:y="8.255cm">
          <text:p text:style-name="P1"><text:span text:style-name="T9">Kinematic Constraints</text:span></text:p>
          <text:p text:style-name="P1"><text:span text:style-name="T6">Representation &amp; eval. of kinematic constrain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" draw:id="id3" draw:layer="layout" svg:width="4.655cm" svg:height="1.905cm" svg:x="15.875cm" svg:y="8.255cm">
          <text:p text:style-name="P1"><text:span text:style-name="T9">Collision Detection</text:span></text:p>
          <text:p text:style-name="P1"><text:span text:style-name="T10">Plugin API for collision checking method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" draw:id="id1" draw:layer="layout" svg:width="4.655cm" svg:height="1.905cm" svg:x="13.115cm" svg:y="4.65cm">
          <text:p text:style-name="P1"><text:span text:style-name="T9">Robot Model/State</text:span></text:p>
          <text:p text:style-name="P1"><text:span text:style-name="T6">Represent robot planning model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3" draw:id="id13" draw:layer="layout" svg:width="3.284cm" svg:height="1.117cm" svg:x="11.665cm" svg:y="2.54cm">
          <text:p text:style-name="P1"><text:span text:style-name="T11">URDF </text:span><text:span text:style-name="T6">- Robot Descrip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3.307cm" svg:y1="3.657cm" svg:x2="15.442cm" svg:y2="4.65cm" draw:start-shape="id13" draw:start-glue-point="2" draw:end-shape="id1" draw:end-glue-point="0" svg:d="m13307 3657v501l2135-10v502" svg:viewBox="0 0 2136 994">
          <text:p/>
        </draw:connector>
        <draw:custom-shape draw:style-name="gr4" draw:text-style-name="P2" xml:id="id14" draw:id="id14" draw:layer="layout" svg:width="3.8cm" svg:height="1.117cm" svg:x="22.21cm" svg:y="9.518cm">
          <text:p text:style-name="P1"><text:span text:style-name="T1">PCD </text:span><text:span text:style-name="T2">- <text:s/>Collision Distance Field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2.21cm" svg:y1="10.076cm" svg:x2="20.53cm" svg:y2="9.207cm" draw:start-shape="id14" draw:start-glue-point="3" draw:end-shape="id3" draw:end-glue-point="1" svg:d="m22210 10076-1680-869" svg:viewBox="0 0 1681 870">
          <text:p/>
        </draw:connector>
        <draw:connector draw:style-name="gr9" draw:text-style-name="P1" draw:layer="layout" draw:type="line" svg:x1="22.21cm" svg:y1="8.653cm" svg:x2="20.53cm" svg:y2="9.207cm" draw:start-shape="id15" draw:start-glue-point="3" draw:end-shape="id3" draw:end-glue-point="1" svg:d="m22210 8653-1680 554" svg:viewBox="0 0 1681 555">
          <text:p/>
        </draw:connector>
        <draw:connector draw:style-name="gr3" draw:text-style-name="P1" draw:layer="layout" draw:type="lines" svg:x1="15.442cm" svg:y1="6.555cm" svg:x2="9.947cm" svg:y2="8.255cm" draw:start-shape="id1" draw:start-glue-point="2" draw:end-shape="id4" draw:end-glue-point="0" svg:d="m15442 6555v501l-5495 697v502" svg:viewBox="0 0 5496 1701">
          <text:p/>
        </draw:connector>
        <draw:connector draw:style-name="gr9" draw:text-style-name="P1" draw:layer="layout" draw:type="line" svg:x1="22.185cm" svg:y1="7.261cm" svg:x2="21.102cm" svg:y2="6.555cm" draw:start-shape="id16" draw:start-glue-point="3" draw:end-shape="id12" draw:end-glue-point="2" svg:d="m22185 7261-1083-706" svg:viewBox="0 0 1084 707">
          <text:p/>
        </draw:connector>
        <draw:connector draw:style-name="gr3" draw:text-style-name="P1" draw:layer="layout" draw:type="lines" svg:x1="15.442cm" svg:y1="14.158cm" svg:x2="18.8cm" svg:y2="15.413cm" draw:start-shape="id2" draw:start-glue-point="2" draw:end-shape="id6" draw:end-glue-point="0" svg:d="m15442 14158v501l3358 252v502" svg:viewBox="0 0 3359 1256">
          <text:p/>
        </draw:connector>
        <draw:connector draw:style-name="gr3" draw:text-style-name="P1" draw:layer="layout" draw:type="lines" svg:x1="16.473cm" svg:y1="16.365cm" svg:x2="15.119cm" svg:y2="16.396cm" draw:start-shape="id6" draw:end-shape="id8" svg:d="m16473 16365h-502l-351 31h-501" svg:viewBox="0 0 1355 32">
          <text:p/>
        </draw:connector>
        <draw:custom-shape draw:style-name="gr4" draw:text-style-name="P2" xml:id="id17" draw:id="id17" draw:layer="layout" svg:width="3.81cm" svg:height="1.117cm" svg:x="22.205cm" svg:y="15.803cm">
          <text:p text:style-name="P1"><text:span text:style-name="T1">SBPL</text:span></text:p>
          <text:p text:style-name="P1"><text:span text:style-name="T2">Search-Based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2.205cm" svg:y1="16.361cm" svg:x2="21.128cm" svg:y2="16.365cm" draw:start-shape="id17" draw:start-glue-point="3" draw:end-shape="id6" draw:end-glue-point="1" svg:d="m22205 16361-1077 4" svg:viewBox="0 0 1078 5">
          <text:p/>
        </draw:connector>
        <draw:custom-shape draw:style-name="gr4" draw:text-style-name="P2" xml:id="id19" draw:id="id19" draw:layer="layout" svg:width="3.81cm" svg:height="1.117cm" svg:x="22.205cm" svg:y="17.273cm">
          <text:p text:style-name="P1"><text:span text:style-name="T1">CHOMP </text:span></text:p>
          <text:p text:style-name="P1"><text:span text:style-name="T2">Covariant Hamiltonian Optimiz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2.205cm" svg:y1="14.756cm" svg:x2="21.128cm" svg:y2="16.365cm" draw:start-shape="id18" draw:start-glue-point="3" draw:end-shape="id6" draw:end-glue-point="1" svg:d="m22205 14756-1077 1609" svg:viewBox="0 0 1078 1610">
          <text:p/>
        </draw:connector>
        <draw:connector draw:style-name="gr9" draw:text-style-name="P1" draw:layer="layout" draw:type="line" svg:x1="22.205cm" svg:y1="17.831cm" svg:x2="21.128cm" svg:y2="16.365cm" draw:start-shape="id19" draw:start-glue-point="3" draw:end-shape="id6" draw:end-glue-point="1" svg:d="m22205 17831-1077-1466" svg:viewBox="0 0 1078 1467">
          <text:p/>
        </draw:connector>
        <draw:connector draw:style-name="gr3" draw:text-style-name="P1" draw:layer="layout" draw:type="lines" svg:x1="15.442cm" svg:y1="23.295cm" svg:x2="14.012cm" svg:y2="27.94cm" draw:start-shape="id9" draw:start-glue-point="2" draw:end-shape="id20" draw:end-glue-point="0" svg:d="m15442 23295v501l-1430 3642v502" svg:viewBox="0 0 1431 4646">
          <text:p/>
        </draw:connector>
        <draw:connector draw:style-name="gr3" draw:text-style-name="P1" draw:layer="layout" draw:type="lines" svg:x1="9.934cm" svg:y1="23.295cm" svg:x2="4.867cm" svg:y2="24.765cm" draw:start-shape="id7" draw:start-glue-point="2" draw:end-shape="id11" draw:end-glue-point="0" svg:d="m9934 23295v501l-5067 467v502" svg:viewBox="0 0 5068 1471">
          <text:p/>
        </draw:connector>
        <draw:connector draw:style-name="gr3" draw:text-style-name="P1" draw:layer="layout" draw:type="lines" svg:x1="15.442cm" svg:y1="23.295cm" svg:x2="12.275cm" svg:y2="25.717cm" draw:start-shape="id9" draw:start-glue-point="2" draw:end-shape="id21" svg:d="m15442 23295v501l-2666 1921h-501" svg:viewBox="0 0 3168 2423">
          <text:p/>
        </draw:connector>
        <draw:custom-shape draw:style-name="gr7" draw:text-style-name="P3" xml:id="id22" draw:id="id22" draw:layer="layout" svg:width="3.284cm" svg:height="1.117cm" svg:x="17.158cm" svg:y="19.455cm">
          <text:p text:style-name="P1"><text:span text:style-name="T11">Robot Senso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7.158cm" svg:y1="20.013cm" svg:x2="15.442cm" svg:y2="21.39cm" draw:start-shape="id22" draw:start-glue-point="3" draw:end-shape="id9" draw:end-glue-point="0" svg:d="m17158 20013h-501l-1215 875v502" svg:viewBox="0 0 1717 1378">
          <text:p/>
        </draw:connector>
        <draw:custom-shape draw:style-name="gr6" draw:text-style-name="P3" xml:id="id23" draw:id="id23" draw:layer="layout" svg:width="4.655cm" svg:height="1.905cm" svg:x="20.334cm" svg:y="25.4cm">
          <text:p text:style-name="P1"><text:span text:style-name="T5">RViz Plugins</text:span></text:p>
          <text:p text:style-name="P1"><text:span text:style-name="T6">Visualize interface for action plann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15.442cm" svg:y1="23.295cm" svg:x2="22.661cm" svg:y2="25.4cm" draw:start-shape="id9" draw:start-glue-point="2" draw:end-shape="id23" draw:end-glue-point="0" svg:d="m15442 23295v501l7219 1102v502" svg:viewBox="0 0 7220 2106">
          <text:p/>
        </draw:connector>
        <draw:custom-shape draw:style-name="gr6" draw:text-style-name="P3" xml:id="id5" draw:id="id5" draw:layer="layout" svg:width="4.655cm" svg:height="1.905cm" svg:x="2.255cm" svg:y="12.253cm">
          <text:p text:style-name="P1"><text:span text:style-name="T5">Constraint Sampler</text:span></text:p>
          <text:p text:style-name="P1"><text:span text:style-name="T6">Sampling robot states that meet specified constrain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8" draw:id="id8" draw:layer="layout" svg:width="4.655cm" svg:height="2.367cm" svg:x="10.464cm" svg:y="15.213cm">
          <text:p text:style-name="P1"><text:span text:style-name="T5">Planning Request</text:span></text:p>
          <text:p text:style-name="P1"><text:span text:style-name="T5">Adapter</text:span></text:p>
          <text:p text:style-name="P1"><text:span text:style-name="T6">Adapt planning requests &amp; responses to increase robustness &amp; generalit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6" draw:id="id6" draw:layer="layout" svg:width="4.655cm" svg:height="1.905cm" svg:x="16.473cm" svg:y="15.413cm">
          <text:p text:style-name="P1"><text:span text:style-name="T5">Planning Interface</text:span></text:p>
          <text:p text:style-name="P1"><text:span text:style-name="T6">Plugin API for planning strateg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5" draw:id="id25" draw:layer="layout" svg:width="4.655cm" svg:height="1.905cm" svg:x="2.44cm" svg:y="21.39cm">
          <text:p text:style-name="P1"><text:span text:style-name="T5">Trajectory Execution</text:span></text:p>
          <text:p text:style-name="P1"><text:span text:style-name="T6">Execution of trajector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7.984cm" svg:height="1.045cm" svg:x="1.176cm" svg:y="34.704cm">
          <draw:text-box>
            <text:p><text:span text:style-name="T3">Legend</text:span></text:p>
          </draw:text-box>
        </draw:frame>
        <draw:custom-shape draw:style-name="gr7" draw:text-style-name="P3" draw:layer="layout" svg:width="3.42cm" svg:height="1.117cm" svg:x="2.335cm" svg:y="37.575cm">
          <text:p text:style-name="P1"><text:span text:style-name="T11">Input / Outpu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42cm" svg:height="1.07cm" svg:x="2.295cm" svg:y="36.17cm">
          <text:p text:style-name="P1"><text:span text:style-name="T5">MoveIt Componen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42cm" svg:height="1.117cm" svg:x="6.74cm" svg:y="36.223cm">
          <text:p text:style-name="P1"><text:span text:style-name="T1">External Plugi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1.23cm" svg:y1="37.723cm" svg:x2="13.135cm" svg:y2="37.723cm">
          <text:p/>
        </draw:line>
        <draw:line draw:style-name="gr10" draw:text-style-name="P1" draw:layer="layout" svg:x1="11.231cm" svg:y1="38.324cm" svg:x2="13.136cm" svg:y2="38.324cm">
          <text:p/>
        </draw:line>
        <draw:frame draw:style-name="gr11" draw:text-style-name="P5" draw:layer="layout" svg:width="4.456cm" svg:height="0.637cm" svg:x="13.57cm" svg:y="37.405cm">
          <draw:text-box>
            <text:p><text:span text:style-name="T12">Conceptual Dependency</text:span></text:p>
          </draw:text-box>
        </draw:frame>
        <draw:frame draw:style-name="gr11" draw:text-style-name="P5" draw:layer="layout" svg:width="2.556cm" svg:height="0.637cm" svg:x="13.57cm" svg:y="38.006cm">
          <draw:text-box>
            <text:p><text:span text:style-name="T12">Input / Output</text:span></text:p>
          </draw:text-box>
        </draw:frame>
        <draw:custom-shape draw:style-name="gr6" draw:text-style-name="P3" xml:id="id27" draw:id="id27" draw:layer="layout" svg:width="4.655cm" svg:height="1.905cm" svg:x="2.63cm" svg:y="31.635cm">
          <text:p text:style-name="P1"><text:span text:style-name="T5">Grasp Place Evaluation</text:span></text:p>
          <text:p text:style-name="P1"><text:span text:style-name="T6">Evaluation of grasp and object placement pos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4" draw:id="id24" draw:layer="layout" svg:width="4.655cm" svg:height="1.905cm" svg:x="7.607cm" svg:y="12.253cm">
          <text:p text:style-name="P1"><text:span text:style-name="T5">Trajectory Processing</text:span></text:p>
          <text:p text:style-name="P1"><text:span text:style-name="T6">Time parameterization, shortcutting, smoothing 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934cm" svg:y1="14.158cm" svg:x2="4.767cm" svg:y2="21.39cm" draw:start-shape="id24" draw:start-glue-point="2" draw:end-shape="id25" draw:end-glue-point="0" svg:d="m9934 14158-5167 7232" svg:viewBox="0 0 5168 7233">
          <text:p/>
        </draw:connector>
        <draw:connector draw:style-name="gr3" draw:text-style-name="P1" draw:layer="layout" draw:type="lines" svg:x1="9.934cm" svg:y1="23.295cm" svg:x2="22.661cm" svg:y2="25.4cm" draw:start-shape="id7" draw:start-glue-point="2" draw:end-shape="id23" draw:end-glue-point="0" svg:d="m9934 23295v501l12727 1102v502" svg:viewBox="0 0 12728 2106">
          <text:p/>
        </draw:connector>
        <draw:custom-shape draw:style-name="gr6" draw:text-style-name="P3" xml:id="id26" draw:id="id26" draw:layer="layout" svg:width="4.655cm" svg:height="1.905cm" svg:x="2.255cm" svg:y="6.55cm">
          <text:p text:style-name="P1"><text:span text:style-name="T5">Kinematics Base</text:span></text:p>
          <text:p text:style-name="P1"><text:span text:style-name="T6">Plugin API for kinematics implementatio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draw:line-skew="3.139cm" svg:x1="4.582cm" svg:y1="8.455cm" svg:x2="4.582cm" svg:y2="12.253cm" draw:start-shape="id26" draw:start-glue-point="2" draw:end-shape="id5" draw:end-glue-point="0" svg:d="m4582 8455v3640-344 502" svg:viewBox="0 0 1 3799">
          <text:p/>
        </draw:connector>
        <draw:connector draw:style-name="gr3" draw:text-style-name="P1" draw:layer="layout" draw:type="lines" svg:x1="6.91cm" svg:y1="7.502cm" svg:x2="13.115cm" svg:y2="5.602cm" draw:start-shape="id26" draw:start-glue-point="1" draw:end-shape="id1" draw:end-glue-point="3" svg:d="m6910 7502h501l5202-1900h502" svg:viewBox="0 0 6206 1901">
          <text:p/>
        </draw:connector>
        <draw:frame draw:style-name="gr12" draw:layer="layout" svg:width="5.11cm" svg:height="0.836cm" svg:x="23.12cm" svg:y="21.08cm">
          <draw:text-box>
            <text:p><text:span text:style-name="T3">User Space</text:span></text:p>
          </draw:text-box>
        </draw:frame>
        <draw:connector draw:style-name="gr3" draw:text-style-name="P1" draw:layer="layout" draw:type="lines" svg:x1="9.934cm" svg:y1="14.158cm" svg:x2="9.934cm" svg:y2="21.39cm" draw:start-shape="id24" draw:start-glue-point="2" draw:end-shape="id7" draw:end-glue-point="0" svg:d="m9934 14158v501 6229 502" svg:viewBox="0 0 1 7233">
          <text:p/>
        </draw:connector>
        <draw:custom-shape draw:style-name="gr7" draw:text-style-name="P3" xml:id="id31" draw:id="id31" draw:layer="layout" svg:width="3.284cm" svg:height="1.117cm" svg:x="19.371cm" svg:y="34.89cm">
          <text:p text:style-name="P1"><text:span text:style-name="T11">Controll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7.285cm" svg:y1="32.587cm" svg:x2="11.715cm" svg:y2="32.587cm" draw:start-shape="id27" draw:end-shape="id28" draw:end-glue-point="3" svg:d="m7285 32587h501 3427 502" svg:viewBox="0 0 4431 1">
          <text:p/>
        </draw:connector>
        <draw:connector draw:style-name="gr3" draw:text-style-name="P1" draw:layer="layout" draw:type="lines" svg:x1="20.334cm" svg:y1="26.352cm" svg:x2="16.34cm" svg:y2="28.892cm" draw:start-shape="id23" draw:end-shape="id20" svg:d="m20334 26352h-502l-2991 2540h-501" svg:viewBox="0 0 3995 2541">
          <text:p/>
        </draw:connector>
        <draw:frame draw:style-name="gr5" draw:text-style-name="P6" draw:layer="layout" svg:width="3.175cm" svg:height="1.045cm" svg:x="24.13cm" svg:y="0.752cm">
          <draw:text-box>
            <text:p text:style-name="P6"><text:span text:style-name="T4">30 Jan 2014</text:span></text:p>
          </draw:text-box>
        </draw:frame>
        <draw:custom-shape draw:style-name="gr7" draw:text-style-name="P3" xml:id="id29" draw:id="id29" draw:layer="layout" svg:width="3.284cm" svg:height="1.117cm" svg:x="16.11cm" svg:y="2.54cm">
          <text:p text:style-name="P1"><text:span text:style-name="T11">SRDF</text:span><text:span text:style-name="T6"> –</text:span><text:span text:style-name="T11"> </text:span><text:span text:style-name="T6">Semantic Descrip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7.752cm" svg:y1="3.657cm" svg:x2="15.442cm" svg:y2="4.65cm" draw:start-shape="id29" draw:start-glue-point="2" draw:end-shape="id1" draw:end-glue-point="0" svg:d="m17752 3657v501l-2310-10v502" svg:viewBox="0 0 2311 994">
          <text:p/>
        </draw:connector>
        <draw:custom-shape draw:style-name="gr6" draw:text-style-name="P3" xml:id="id30" draw:id="id30" draw:layer="layout" svg:width="4.655cm" svg:height="1.905cm" svg:x="20.334cm" svg:y="27.94cm">
          <text:p text:style-name="P1"><text:span text:style-name="T5">Commander</text:span></text:p>
          <text:p text:style-name="P1"><text:span text:style-name="T6">Python interface for action plann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s" svg:x1="20.334cm" svg:y1="28.892cm" svg:x2="16.34cm" svg:y2="28.892cm" draw:start-shape="id30" draw:start-glue-point="3" draw:end-shape="id20" draw:end-glue-point="1" svg:d="m20334 28892h-502-2991-501" svg:viewBox="0 0 3995 1">
          <text:p/>
        </draw:connector>
        <draw:custom-shape draw:style-name="gr6" draw:text-style-name="P3" xml:id="id21" draw:id="id21" draw:layer="layout" svg:width="4.655cm" svg:height="1.905cm" svg:x="7.62cm" svg:y="24.765cm">
          <text:p text:style-name="P1"><text:span text:style-name="T5">Plan Execution</text:span></text:p>
          <text:p text:style-name="P1"><text:span text:style-name="T6">Computes and executes motion pla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9.947cm" svg:y1="26.67cm" svg:x2="11.685cm" svg:y2="28.892cm" draw:start-shape="id21" draw:start-glue-point="2" draw:end-shape="id20" svg:d="m9947 26670v501l1236 1721h502" svg:viewBox="0 0 1739 2223">
          <text:p/>
        </draw:connector>
        <draw:connector draw:style-name="gr3" draw:text-style-name="P1" draw:layer="layout" draw:type="lines" svg:x1="9.934cm" svg:y1="23.295cm" svg:x2="9.947cm" svg:y2="24.765cm" draw:start-shape="id7" draw:start-glue-point="2" draw:end-shape="id21" svg:d="m9934 23295v501l13 467v502" svg:viewBox="0 0 14 1471">
          <text:p/>
        </draw:connector>
        <draw:connector draw:style-name="gr3" draw:text-style-name="P1" draw:layer="layout" draw:type="lines" svg:x1="4.767cm" svg:y1="23.295cm" svg:x2="9.947cm" svg:y2="24.765cm" draw:start-shape="id25" draw:start-glue-point="2" draw:end-shape="id21" draw:end-glue-point="0" svg:d="m4767 23295v501l5180 467v502" svg:viewBox="0 0 5181 1471">
          <text:p/>
        </draw:connector>
        <draw:connector draw:style-name="gr3" draw:text-style-name="P1" draw:layer="layout" draw:type="lines" svg:x1="4.867cm" svg:y1="29.845cm" svg:x2="22.661cm" svg:y2="29.845cm" draw:start-shape="id10" draw:start-glue-point="2" draw:end-shape="id30" draw:end-glue-point="2" svg:d="m4867 29845v501h17794v-501" svg:viewBox="0 0 17795 502">
          <text:p/>
        </draw:connector>
        <draw:custom-shape draw:style-name="gr6" draw:text-style-name="P3" xml:id="id28" draw:id="id28" draw:layer="layout" svg:width="4.655cm" svg:height="1.905cm" svg:x="11.715cm" svg:y="31.635cm">
          <text:p text:style-name="P1"><text:span text:style-name="T5">Pick Place Planner</text:span></text:p>
          <text:p text:style-name="P1"><text:span text:style-name="T6">Evaluation of grasp and object placement pos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draw:line-skew="0cm -1.368cm" svg:x1="14.012cm" svg:y1="29.845cm" svg:x2="21.013cm" svg:y2="34.89cm" draw:start-shape="id20" draw:start-glue-point="2" draw:end-shape="id31" draw:end-glue-point="0" svg:d="m14012 29845v501l7001 2674v1870" svg:viewBox="0 0 7002 5046">
          <text:p/>
        </draw:connector>
        <draw:connector draw:style-name="gr3" draw:text-style-name="P1" draw:layer="layout" draw:type="lines" svg:x1="14.012cm" svg:y1="29.845cm" svg:x2="14.042cm" svg:y2="31.635cm" draw:start-shape="id20" draw:start-glue-point="2" draw:end-shape="id28" draw:end-glue-point="0" svg:d="m14012 29845v501l30 787v502" svg:viewBox="0 0 31 1791">
          <text:p/>
        </draw:connector>
        <draw:connector draw:style-name="gr3" draw:text-style-name="P1" draw:layer="layout" draw:type="lines" draw:line-skew="-0.301cm -0.166cm" svg:x1="15.442cm" svg:y1="23.295cm" svg:x2="7.285cm" svg:y2="32.587cm" draw:start-shape="id9" draw:start-glue-point="2" draw:end-shape="id27" svg:d="m15442 23295v200l-7822 9092h-335" svg:viewBox="0 0 8158 9293">
          <text:p/>
        </draw:connector>
        <draw:custom-shape draw:style-name="gr6" draw:text-style-name="P3" xml:id="id20" draw:id="id20" draw:layer="layout" svg:width="4.655cm" svg:height="1.905cm" svg:x="11.685cm" svg:y="27.94cm">
          <text:p text:style-name="P1"><text:span text:style-name="T5">Move Group</text:span></text:p>
          <text:p text:style-name="P1"><text:span text:style-name="T6">Action interface for motion plann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1.23cm" svg:y1="37.024cm" svg:x2="13.135cm" svg:y2="37.024cm">
          <text:p/>
        </draw:line>
        <draw:frame draw:style-name="gr11" draw:text-style-name="P5" draw:layer="layout" svg:width="3.572cm" svg:height="0.637cm" svg:x="13.57cm" svg:y="36.706cm">
          <draw:text-box>
            <text:p><text:span text:style-name="T12">Internal Connection</text:span></text:p>
          </draw:text-box>
        </draw:frame>
        <draw:custom-shape draw:style-name="gr4" draw:text-style-name="P2" xml:id="id32" draw:id="id32" draw:layer="layout" svg:width="3.85cm" svg:height="1.117cm" svg:x="2.1cm" svg:y="4.598cm">
          <text:p text:style-name="P1"><text:span text:style-name="T1">KDL</text:span><text:span text:style-name="T2"> – Kinematic Dynamic Libra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3" draw:id="id33" draw:layer="layout" svg:width="3.85cm" svg:height="1.117cm" svg:x="6.145cm" svg:y="4.598cm">
          <text:p text:style-name="P1"><text:span text:style-name="T1">IKFast</text:span><text:span text:style-name="T13"> – OpenRave Inverse Kinemat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4.025cm" svg:y1="5.715cm" svg:x2="4.582cm" svg:y2="6.55cm" draw:start-shape="id32" draw:start-glue-point="2" draw:end-shape="id26" draw:end-glue-point="0" svg:d="m4025 5715 557 835" svg:viewBox="0 0 558 836">
          <text:p/>
        </draw:connector>
        <draw:connector draw:style-name="gr9" draw:text-style-name="P1" draw:layer="layout" draw:type="line" svg:x1="8.07cm" svg:y1="5.715cm" svg:x2="4.582cm" svg:y2="6.55cm" draw:start-shape="id33" draw:start-glue-point="2" draw:end-shape="id26" draw:end-glue-point="0" svg:d="m8070 5715-3488 835" svg:viewBox="0 0 3489 8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4-01-30T13:38:26</dc:date>
    <meta:editing-duration>P1DT6H51M37S</meta:editing-duration>
    <meta:editing-cycles>35</meta:editing-cycles>
    <meta:generator>LibreOffice/3.6$MacOSX_x86 LibreOffice_project/2ef5aff-a6fb0ff-166bdff-cf087ad-0f1389</meta:generator>
    <meta:printed-by>David Coleman</meta:printed-by>
    <meta:print-date>2013-03-24T23:21:05</meta:print-date>
    <meta:document-statistic meta:object-count="97"/>
  </office:meta>
</office:document-meta>
</file>